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93a68" officeooo:paragraph-rsid="00093a68"/>
    </style:style>
    <style:style style:name="P24" style:family="paragraph" style:parent-style-name="Text_20_body" style:list-style-name="L2">
      <style:text-properties officeooo:rsid="000fc85f" officeooo:paragraph-rsid="000fc85f"/>
    </style:style>
    <style:style style:name="P25" style:family="paragraph" style:parent-style-name="Text_20_body" style:list-style-name="L3">
      <style:text-properties officeooo:rsid="000fc85f" officeooo:paragraph-rsid="000fc85f"/>
    </style:style>
    <style:style style:name="P26" style:family="paragraph" style:parent-style-name="Text_20_body" style:list-style-name="L2">
      <style:text-properties officeooo:rsid="0010cc9c" officeooo:paragraph-rsid="0010cc9c"/>
    </style:style>
    <style:style style:name="P27" style:family="paragraph" style:parent-style-name="Text_20_body" style:list-style-name="L3">
      <style:text-properties officeooo:rsid="0010cc9c" officeooo:paragraph-rsid="0010cc9c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2827f"/>
    </style:style>
    <style:style style:name="T14" style:family="text">
      <style:text-properties officeooo:rsid="0015a229"/>
    </style:style>
    <style:style style:name="T15" style:family="text">
      <style:text-properties officeooo:rsid="00167b51"/>
    </style:style>
    <style:style style:name="T16" style:family="text">
      <style:text-properties officeooo:rsid="00169e2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8" text:name="NumeroTema"/>
        <text:user-field-decl office:value-type="string" office:string-value="Almacenamiento en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08</text:span>.</text:p>
      <text:p text:style-name="P5"><text:user-field-get text:name="Tema">Almacenamiento en Javascrip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5">9</text:span>/20<text:span text:style-name="T15">20</text:span></text:p>
      <text:p text:style-name="P14"><text:tab/><text:tab/><text:tab/><text:tab/><text:tab/><text:tab/><text:tab/><text:tab/><text:tab/><text:tab/>Versión:<text:date style:data-style-name="N104" text:date-value="2019-10-11T12:05:57.987825153">191011</text:date>.<text:time style:data-style-name="N105" text:time-value="2019-10-11T12:05:57.987963454">1203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/>
      <text:p text:style-name="Titulo">UD0<text:user-field-get text:name="NumeroTema">8</text:user-field-get>. <text:user-field-get text:name="Tema">Almacenamiento en Javascript</text:user-field-get></text:p>
      <text:h text:style-name="P20" text:outline-level="1">Fecha<text:span text:style-name="T10">s</text:span></text:h>
      <text:p text:style-name="Text_20_body"><text:span text:style-name="T9">Desde</text:span> <text:span text:style-name="T13">28</text:span>/<text:span text:style-name="T12">10</text:span>/201<text:span text:style-name="T16">9</text:span> to <text:span text:style-name="T14">03</text:span>/<text:span text:style-name="T11">11</text:span>/201<text:span text:style-name="T16">9</text:span>. <text:span text:style-name="T9">La duración de la unidad es de 1 semana (7 horas)</text:span>.</text:p>
      <text:h text:style-name="P20" text:outline-level="1">Conocimientos previos</text:h>
      <text:list xml:id="list1457606134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</text:list>
      <text:h text:style-name="P20" text:outline-level="1">Objetivos</text:h>
      <text:list xml:id="list3669171977" text:style-name="L2">
        <text:list-item>
          <text:p text:style-name="P23">Conocer el funcionamiento bási<text:span text:style-name="T12">co de Javascript</text:span>.</text:p>
        </text:list-item>
        <text:list-item>
          <text:p text:style-name="P24">Conocer el uso básico de JSON para pasar objetos a cadena y viceversa.</text:p>
        </text:list-item>
        <text:list-item>
          <text:p text:style-name="P26">Conocer el funcionamiento de las cookies.</text:p>
        </text:list-item>
        <text:list-item>
          <text:p text:style-name="P26">Conocer el funcionamiento de LocalStorage.</text:p>
        </text:list-item>
      </text:list>
      <text:h text:style-name="P20" text:outline-level="1">Contenidos</text:h>
      <text:list xml:id="list2106381513" text:style-name="L3">
        <text:list-item>
          <text:p text:style-name="P25">Objetos a cadenas y viceversa con JSON</text:p>
        </text:list-item>
        <text:list-item>
          <text:p text:style-name="P27">Cookies</text:p>
        </text:list-item>
        <text:list-item>
          <text:p text:style-name="P27">LocalStorage</text:p>
        </text:list-item>
      </text:list>
      <text:h text:style-name="P20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0" text:outline-level="1">Recomendaciones</text:h>
      <text:p text:style-name="P9">Es recomendable tener a mano la <text:span text:style-name="T13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8" text:name="NumeroTema"/>
          <text:user-field-decl office:value-type="string" office:string-value="Almacenamiento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Almacenamiento en Javascript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34S</meta:editing-duration>
    <meta:editing-cycles>30</meta:editing-cycles>
    <meta:generator>LibreOffice/6.3.1.2$Linux_X86_64 LibreOffice_project/30$Build-2</meta:generator>
    <dc:title>Plantilla CEED</dc:title>
    <dc:date>2019-10-11T12:05:57.872640418</dc:date>
    <meta:print-date>2016-09-19T01:24:23.102000000</meta:print-date>
    <meta:document-statistic meta:table-count="0" meta:image-count="1" meta:object-count="0" meta:page-count="3" meta:paragraph-count="49" meta:word-count="299" meta:character-count="1929" meta:non-whitespace-character-count="1675"/>
    <meta:template xlink:type="simple" xlink:actuate="onRequest" xlink:title="Plantilla CEED" xlink:href="../../.config/libreoffice/4/user/template/Plantilla%20CEED.ott" meta:date="2016-09-15T13:17:11.020000000"/>
  </office:meta>
</office:document-meta>
</file>